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2" svg:font-family="'Liberation Serif'" style:font-family-generic="roman"/>
    <style:font-face style:name="Times" svg:font-family="Times" style:font-family-generic="roman"/>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200%"/>
      <style:text-properties fo:color="#000000"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fo:font-weight="bold" style:font-size-asian="12pt" style:font-weight-asian="bold" style:font-size-complex="12pt" style:font-weight-complex="bold"/>
    </style:style>
    <style:style style:name="P3" style:family="paragraph" style:parent-style-name="Standard">
      <style:paragraph-properties fo:line-height="200%"/>
      <style:text-properties style:font-name="Times" fo:font-size="12pt" style:font-size-asian="12pt" style:font-size-complex="12pt"/>
    </style:style>
    <style:style style:name="P4" style:family="paragraph" style:parent-style-name="Standard">
      <style:paragraph-properties fo:line-height="200%"/>
      <style:text-properties fo:font-variant="normal" fo:text-transform="none" fo:color="#000000" style:font-name="Times" fo:font-size="12pt" fo:letter-spacing="normal" fo:font-style="italic" fo:font-weight="normal" style:font-size-asian="12pt" style:font-style-asian="italic" style:font-size-complex="12pt" style:font-style-complex="italic"/>
    </style:style>
    <style:style style:name="P5" style:family="paragraph" style:parent-style-name="Standard">
      <style:paragraph-properties fo:line-height="200%" fo:text-align="end" style:justify-single-word="false"/>
      <style:text-properties fo:font-variant="normal" fo:text-transform="none" fo:color="#000000" style:font-name="Times" fo:font-size="12pt" fo:letter-spacing="normal" fo:font-style="italic" fo:font-weight="normal" style:font-size-asian="12pt" style:font-style-asian="italic" style:font-size-complex="12pt" style:font-style-complex="italic"/>
    </style:style>
    <style:style style:name="P6" style:family="paragraph" style:parent-style-name="Standard">
      <style:paragraph-properties fo:line-height="200%"/>
      <style:text-properties fo:font-variant="normal" fo:text-transform="none" fo:color="#000000" style:font-name="Times" fo:font-size="12pt" fo:letter-spacing="normal" fo:font-style="normal" fo:font-weight="normal" style:font-size-asian="12pt" style:font-size-complex="12pt"/>
    </style:style>
    <style:style style:name="T1" style:family="text">
      <style:text-properties style:font-name-asian="Liberation Serif2" style:font-name-complex="Liberation Serif2"/>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canto de Clementina</text:p>
      <text:p text:style-name="P3"/>
      <text:p text:style-name="P4">Clementina fue la primera computadora para fines científicos traída a la Argentina. El Dr. Manuel Sadosky fue quien lideró las gestiones para su adquisición en 1959. El nombre de Clementina surgió de una canción popular inglesa que producía la máquina al funcionar.</text:p>
      <text:p text:style-name="P5">Enciclopedia universal de la historia de la computación</text:p>
      <text:p text:style-name="P6"/>
      <text:p text:style-name="P1">Era una soleada mañana de noviembre, en 1960, cuando el Braveheart se abrió camino entre las aguas del Río de la Plata para llegar a su destino. Con maniobras que no le eran ajenas o improvisadas, el experto capitán Johnson acomodó su barco en la dársena correspondiente. Abajo, en el puerto argentino, los jornaleros de La Boca ya estaban preparados para realizar su trabajo.</text:p>
      <text:p text:style-name="P1">Mediante un complejo sistema de poleas y engranajes, los operarios del barco, todos ingleses, bajaron una tras otra las pesadas cajas de madera de su cargamento. Su interior contenía los tesoros más diversos para distintos habitantes de este país. Un automóvil de lujo, mercaderías exóticas, nuevos materiales y el objeto más extraño de todos, algo que nunca se había visto por estas latitudes: una máquina de cálculo tamaño industrial.</text:p>
      <text:p text:style-name="P1">Con sus veinticinco toneladas, la Mercury era una de las únicas de su tipo, fabricada por científicos e ingenieros de Ferranti, cada una de sus piezas había sido cuidadosamente fabricada y estrictamente ensamblada. Finalizado su proceso de construcción, que llevaba algo más de 6 meses, el equipo era sometido a diversas pruebas con el objetivo de asegurar la calidad que su marca representaba.</text:p>
      <text:p text:style-name="P1">El sacudón que pegó su caja de madera cuando aterrizó violentamente contra el suelo argentino, tiró al demonio la precisión milimétrica de su ensamble y, disimulando la mala maniobra, uno de los trabajadores le sacó un poco de polvo al contenedor acariciando la madera a la vez que miraba para otro <text:soft-page-break/>lado, menospreciando el hecho. Aquí no ha pasado nada. Utilizando un mecanismo basado en ruedas, el jornalero y sus dos compañeros, movieron el pesado armatoste hasta una de las bodegas que tenía lugar a pocos metros de donde el barco había dejado su carga.</text:p>
      <text:p text:style-name="P1">Mario, que con el rostro dejaba entrever lo titánica de su labor, con la gorra se secó la transpiración de la frente. Los otros dos ya se sentaban en el suelo para descansar sus músculos cuando uno notó un pequeño orificio en la caja.</text:p>
      <text:p text:style-name="P1">Efectivamente, con la caída, la cubierta se había dañado y a la luz del sol se podía ver el resplandor del objeto contenido. Entusiasmados, empezaron a preguntarse qué podría ser esa caja metálica que con poco esfuerzo podían observar agachándose y bajando la cabeza a nivel del piso. Entre ellos no pudieron responderse.</text:p>
      <text:p text:style-name="P1"/>
      <text:p text:style-name="P1">Unos días más tarde, Mario estaba trabajando con otro cargamento y el destino o el infortunio lo llevó al mismo depósito, a la misma sección donde habían dejado al armatoste metálico. Había escuchado que el engendro iba a quedarse por lo menos dos meses ahí. Estaba destinado a la Universidad de Buenos Aires, pero todavía no habían terminado las refacciones edilicias para poder albergarlo. El mamotreto medía 20 metros de largo y era más alto que él. La curiosidad lo había llevado a preguntarle a su superior de qué se trataba ese misterioso artefacto y lo único que consiguió por respuesta fue que era un aparato muy caro, para realizar cálculos muy complejos y que ni se le ocurriera abrir la caja. Mario era conocido entre sus colegas por ser un mecánico excepcional, autodidacta y muy pero muy curioso. Los hechos que acontecieron también demostraron que resultó ser un empleado de lo más desobediente.</text:p>
      <text:p text:style-name="P1">Fue así que la tentación pudo más que las advertencias de la jerarquía laboral y una tardecita, cuando ya caía el sol, armado con su caja de herramientas, sacó uno a uno los tornillos que cerraban una de las <text:soft-page-break/>caras del contenedor.</text:p>
      <text:p text:style-name="P1">Lo que vieron sus ojos lo impactó. La estructura no era un único bloque metálico, como había espiado el primer día desde el suelo, sino que tenía distintas secciones y partes. Cubiertas de plástico transparente que protegían soportes para vaya uno a saber qué, placas de madera tan pintada que se confundían con el metal y muchas válvulas de vidrio. Además había muchas partes móviles prolijamente dispuestas dentro de cajas de cartón. También había una cantidad de manuales con instrucciones. Cuando Mario los sacó y apiló, los volúmenes formaban una pila más alta que él. Tomó uno y lo abrió al azar. Para su desazón, no podía entender lo que decía ya que estaba escrito en un idioma que desconocía. Esto no lo desanimó y guiándose por los dibujos de otro de los libros pudo disponer casi todas las partes en una forma más o menos armónica que incluso resultó funcional. Con unos ajustes al toma corriente pudo conectarlo al suministro principal del galpón en el que se encontraba y con un sonido que se asemejaba a un zumbido de abejas, cada vez más fuerte, el mamotreto tomó vida.</text:p>
      <text:p text:style-name="P1">Hipnotizado por el sonido y las luces de las válvulas de vacío, Mario se quedó parado con la boca abierta y la cabeza alzada hasta que un mosquito que volaba por ahí pasó muy cerca de su oído y lo sacó de su ensimismamiento. Instintivamente miró el reloj pulsera. ¡Eran las 2 de la madrugada! Al otro día entraba a trabajar a las 6. Si se iba a su casa en tren llegaría cerca de la hora en que ya tendría que regresar; así que sin nada que cenar, desarmó todo en media hora y se quedó dormido ahí, a los pies de la primera computadora que había funcionado en el país.</text:p>
      <text:p text:style-name="P1"/>
      <text:p text:style-name="P1">Al otro día lo despertó la luz del sol, se arrimó hasta unos compañeros que estaban desayunando al costado del Río de la Plata y sin contarles nada de lo que había ocurrido la noche anterior, compartió con ellos el desayuno. El pan con queso y aquellos mates amargos nunca le habían sabido mejor. Tenía <text:soft-page-break/>más hambre que aquellas personas que a veces veía bajar de los barcos a escondidas y que luego se perdían corriendo entre las calles de Buenos Aires, deseando encontrar la vida que venían a buscar.</text:p>
      <text:p text:style-name="P1">En lo laboral ese día fue muy malo, la falta de sueño le hizo sentir el trabajo el doble de pesado y para cuando terminó estaba tan cansado que renunció a sus planes de seguir explorando aquella misteriosa máquina. Desanimado se fue caminando hasta la estación de trenes y corrió para tomar uno que ya se había puesto en marcha. El día que venía de mal en peor dio un giro de 180 grados cuando jadeando levantó la vista en su asiento y la vio.</text:p>
      <text:p text:style-name="P1">Magdalena era una chica bien de Buenos Aires. Su padre era abogado y ella estudiaba para seguir sus pasos. Una tía suya vivía en La Boca y por eso muchas veces Mario la veía tomar el tren. Nunca se había animado a hablarle, pero algo en el aire lo llevó a hacerlo ese día. Pudo haber sido el cansancio extremo que le nublaba los pensamientos y no le dejaba actuar con lógica. O el verano que se aproximaba y el calor que hacía a las chicas verse más lindas. O incluso el encuentro con aquella máquina; dicen que un hecho asombroso lleva a otro hecho asombroso. Él había estado cara a cara con la punta de la tecnología mundial, aunque no lo sabía, y ahora estaba cara a cara con la punta de la hermosura rioplatense. Y eso sí lo sabía.</text:p>
      <text:p text:style-name="P1">Se levantó de su asiento y caminó unos pasos por el movedizo tren hasta llegar a su asiento. Ella leía muy concentrada o aparentando estarlo. Tomando la punta de la visera de su gorra y bajándola un poquito en señal de reverencia le habló.</text:p>
      <text:p text:style-name="P1"><text:span text:style-name="T1">―</text:span>Buenas tardes, señorita.</text:p>
      <text:p text:style-name="P1">Y ella, sacando la vista del libro, lo miró. No pudo evitar regalarle una sonrisa, aunque con muchas fuerzas intentó evitarlo. Sabía que no era de chica bien andar sonriéndole a extraños en el tren, pero la cara cansada y franca del muchacho, que denotaba el mucho coraje que había tenido que tomar para llegarse hasta ella, no le permitía a su organismo otra reacción.</text:p>
      <text:p text:style-name="P1"><text:soft-page-break/>Pidió permiso para sentarse y charlaron todo el trayecto. Él le habló sobre su trabajo y sobre las cosas que llegaban al país. Ella contó sobre sus estudios y sus interminables días dentro de la facultad de derecho. En un momento la conversación se estancó y los dos jóvenes se miraban sin saber que decir. Entonces, para salvar la situación, Mario trajo a la charla el acontecimiento del día anterior. Si bien no era de su especialidad, Magdalena sabía muy bien de qué se trataba. La noticia de la nueva máquina adquirida por la universidad había recorrido todas las facultades e incluso ella había asistido a una presentación en la que el famoso matemático Manuel Sadosky había contado las posibilidades que la máquina traería al país y había hecho propaganda a una nueva y, en sus palabras, excitante, carrera, la de Computador Científico. Mario lanzó un soplido al aire demostrando sorpresa, ni se imaginaba que ese pedazo de chatarra luminoso fuera tan importante. Justo cuando estaba por preguntarle más al respecto, la parada donde Magdalena se bajaba fue anunciada y no tuvo más que quedarse con sus preguntas en la boca. Hasta la despedida fue más insípida de lo que él se imaginaba luego de esos largos minutos de animada conversación.</text:p>
      <text:p text:style-name="P1"><text:span text:style-name="T1">―</text:span>¿Cuando volvés a La Boca? <text:span text:style-name="T1">―</text:span>alcanzó a gritarle desde la ventanilla.</text:p>
      <text:p text:style-name="P1"><text:span text:style-name="T1">―</text:span>El viernes <text:span text:style-name="T1">―</text:span>contestó la chica, mientras con la misma sonrisa se acomodaba el cabello que el viento despeinaba.</text:p>
      <text:p text:style-name="P1">Aquella noche fue extraña para Mario. Pasó de dar muchas vueltas en la cama y no poder dormirse, a caer totalmente dormido exhausto y sin energías. Él no sabría si atribuirlo al cansancio, al encuentro en el tren, o a las ideas que se le habían disparado en la mente relacionadas a la máquina que esperaba silenciosa allá en un depósito cerca del puerto de Buenos Aires. Seguramente fue por una mezcla de todo lo acontecido en las últimas 48 horas. Era sábado y la espera hasta el próximo viernes se le haría eterna. Por suerte ya sabía con qué mantenerse ocupado.</text:p>
      <text:p text:style-name="P1"/>
      <text:p text:style-name="P1"><text:soft-page-break/>El viernes siguiente, antes de que salga el sol, Mario ya estaba en el tren camino al trabajo. El ruido de la locomotora siempre lograba arrullarlo y terminaba en el vagón algún sueño que le hubiera quedado por la mitad. Había pasado una semana desde su encuentro con Magdalena y había estado contando los días desde entonces para volver a verla. Grande fue su sorpresa cuando llegó al trabajo y la vio hablando con su jefe. ¿Qué puede estar haciendo? Hablaban y se reían como si se conocieran desde hace años, pero no podía ser. La situación le resultaba inquietante, y sin animarse a intervenir en la conversación, cabizbajo se fue al sector donde lo esperaban sus compañeros y el trabajo matutino. Bajó algunos vehículos, movió algunas cajas y ayudó con una grúa que se había trabado bajando una carga, pero todo lo hacía sin dejar de mirar sobre sus hombros. Ahí estaba la mujer que cautivó sus pensamientos durante toda la semana, hablando y hablando con su jefe sin parar de hacerlo. A la hora del descanso, vió como la muchacha y el hombre, bastante mayor que ella, se despedían con educados gestos, así que sin dudarlo salió a su encuentro.</text:p>
      <text:p text:style-name="P1"><text:span text:style-name="T1">―</text:span>Buenos días, señorita.</text:p>
      <text:p text:style-name="P1">Y la joven lo miró de arriba abajo como si no lo conociera. El jefe, que no había alcanzado a alejarse, pegó media vuelta sobre sus talones y aprovechando la oportunidad de lucir su puesto de mandamás frente a ella pegó unos gritos en el aire, preguntó a la dama si la estaban molestando y haciendo una referencia a la genealogía española de Mario más unos gestos apremiantes, lo mandó a que regrese a su rincón. Mario, que no entendía nada de la situación, se dejó llevar por la misma y como empujado, pero sin que nadie le ponga una mano encima, abandonó la escena.</text:p>
      <text:p text:style-name="P1">No daba crédito a lo que había vivido. Repasaba y repasaba la situación y todo se le hacía de lo más ridículo. ¿Por qué Magdalena fingía desconocerlo? ¿Qué relación tenía con su jefe y por qué tantas risitas? Tal vez se avergonzaba de él y pensaba que había sido una locura hablarle en primer lugar. ¿Cómo una chica bien, como ella, iba a andar con un trabajador como él que olía todo el día a sudor y <text:soft-page-break/>tenía las manos sucias? Seguramente era eso, la muy engreída se creía mucho para él. Pues bien, ella, su cochina estirpe de abogados, su jefe y todos en el puerto se podían ir bien al demonio; de un portazo se encerró en uno de los galpones.</text:p>
      <text:p text:style-name="P1">Por supuesto, no en cualquier galpón, en su cólera, sabía muy bien a dónde se dirigía. Si algo podía calmar su enojo era trabajar con sus manos, y desde hacía una semana, el mejor lugar para trabajar con sus manos era el galpón 314, donde guardaban la Gran Máquina.</text:p>
      <text:p text:style-name="P1">Con la paciencia de un artesano, volvió a retirar cada una de las piezas que había sacado más de diez veces ya, y dejó la máquina en el estado que él llamaba “abierta”. No se trataba de que literalmente esté abierta, pero era un esquema bastante útil que resaltaba por dos características. Por un lado, tenía suficiente espacio como para ver y tocar elementos internos, manipularlos, limpiarlos, cambiarlos. En fin, jugar con ellos, como un chico juega con sus juguetes. El otro aspecto importante era que las piezas que quedaban fuera de lugar eran un número suficientemente pequeño como para poder ponerlas todas en su lugar de fábrica en menos de dos minutos. Este hecho, para nada trivial, le permitía rápidamente dejar todo listo si alguien se asomaba por los alrededores. Rápidamente dejaba la máquina en el estado “aquí no ha pasado nada” y continuaba como si solo estuviera de paso.</text:p>
      <text:p text:style-name="P1">Pero en esta oportunidad, las cosas se dieron de un modo algo distinto. Seguía nervioso así que luego de unos minutos trabajando, salió por la parte de atrás del galpón a tomar algo de aire. Quiso el destino o el infortunio que en ese mismo momento, Magdalena entrara por la puerta principal. Miraba para todos los costados como si buscara a alguien y, al no encontrarlo, su mirada se posó en la computadora. En su mano apretaba un sobre. Sobre que contenía una carta con todas las respuestas que Mario ansiaba. Se le hacía tarde, en menos de un minuto vendrían por ella. Tuvo que pensar rápido y lo hizo bien, escondió su carta dentro de la máquina, a la espera de que las hábiles manos de Mario la encuentren durante su trabajo y pueda por fin comprender su verdad. Y ayudarla. Ante un grito que la <text:soft-page-break/>llamó por su nombre, Magdalena dejó corriendo el lugar.</text:p>
      <text:p text:style-name="P1">Los hechos que se sucedieron a continuación fueron de un azar y una fatalidad que rozan lo ridículo. Y sin embargo, ciertos.</text:p>
      <text:p text:style-name="P1"/>
      <text:p text:style-name="P1">Manuel Sadosky entró por la calle principal que daba a los galpones del puerto echando pestes y agitando un bastón que no necesitaba pero llevaba siempre consigo para darse un aire de intelectual europeo. Lo agitaba con tanta euforia que era difícil distinguir si su cólera era real o una mera actuación. Reclamaba llevarse la computadora, esgrimía que el establecimiento dónde la colocarían ya estaba listo y refunfuñaba que nadie en todo el puerto había atendido sus llamadas.</text:p>
      <text:p text:style-name="P1">Al verlo desde el otro extremo, Mario corrió dentro del 314 y con la habilidad que había adquirido aquellos días, juntó todas las piezas, armó, plegó y cerró. Un minuto, treinta segundos. Había batido su propio récord. Pero no sabía que con su apresurado armado también había encerrado y para siempre la historia de esa chica que una vez había conocido en un vagón del tren. Su carta quedaría encerrada por años entre los componentes de aquella primer gran computadora sin poder contar la historia que guardaba. Dispuesta con tanta buena puntería que, cuando la máquina fue encendida por primera vez en el cuarto piso del edificio principal de la UBA, el roce del papel con los componentes internos emitieron el sonido que uno de los becarios reconoció como Clementine, una canción inglesa. Y así fue como, por el destino, el azar y el infortunio, la máquina obtuvo el nombre con el que fue bautiz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2" svg:font-family="'Liberation Serif'" style:font-family-generic="roman"/>
    <style:font-face style:name="Times" svg:font-family="Times" style:font-family-generic="roman"/>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jconti </meta:initial-creator>
    <meta:creation-date>2011-02-07T20:39:51</meta:creation-date>
    <dc:date>2012-03-22T19:27:52</dc:date>
    <dc:creator>jjconti </dc:creator>
    <meta:editing-duration>PT64H18M26S</meta:editing-duration>
    <meta:editing-cycles>29</meta:editing-cycles>
    <meta:generator>OpenOffice.org/3.2$Unix OpenOffice.org_project/320m12$Build-9483</meta:generator>
    <meta:document-statistic meta:table-count="0" meta:image-count="0" meta:object-count="0" meta:page-count="8" meta:paragraph-count="33" meta:word-count="2761" meta:character-count="15641"/>
  </office:meta>
</office:document-meta>
</file>